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53cm" svg:height="0.356cm" svg:x="3.853cm" svg:y="0.62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53cm" svg:height="0.356cm" svg:x="2.667cm" svg:y="0.1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615cm" svg:height="0.36cm" svg:x="1.309cm" svg:y="0.6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0.837cm" svg:height="0.36cm" svg:x="3.579cm" svg:y="2.9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756cm" svg:height="0.36cm" svg:x="2.494cm" svg:y="3.253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layer="layout" svg:width="0.756cm" svg:height="0.36cm" svg:x="1.291cm" svg:y="2.75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" draw:layer="layout" svg:width="0.434cm" svg:height="0.469cm" svg:x="4.734cm" svg:y="1.377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line draw:style-name="gr2" draw:text-style-name="P1" draw:layer="layout" svg:x1="4.722cm" svg:y1="1.898cm" svg:x2="4.643cm" svg:y2="1.403cm">
          <text:p/>
        </draw:line>
        <draw:line draw:style-name="gr3" draw:text-style-name="P1" draw:layer="layout" svg:x1="2.945cm" svg:y1="1.887cm" svg:x2="5.112cm" svg:y2="1.884cm">
          <text:p/>
        </draw:line>
        <draw:custom-shape draw:style-name="gr4" draw:text-style-name="P1" draw:layer="layout" svg:width="1.615cm" svg:height="1.586cm" svg:x="2.134cm" svg:y="1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id="id1" draw:layer="layout" svg:width="2.792cm" svg:height="1.353cm" svg:x="5.253cm" svg:y="0.078cm">
          <draw:text-box>
            <text:p><text:span text:style-name="T1">یہ شگاف پینتالیس</text:span><text:span text:style-name="T1"> </text:span></text:p>
            <text:p><text:span text:style-name="T1">درجہ زاویہ پر ہے</text:span></text:p>
          </draw:text-box>
          <draw:glue-point draw:id="4" svg:x="-4.135cm" svg:y="-2.711cm"/>
        </draw:frame>
        <draw:connector draw:style-name="gr2" draw:text-style-name="P1" draw:layer="layout" draw:type="curve" svg:x1="5.495cm" svg:y1="0.388cm" svg:x2="3.726cm" svg:y2="1.027cm" draw:start-shape="id1" draw:start-glue-point="4" draw:end-shape="id2" draw:end-glue-point="4" svg:d="m5495 388c-1180 0-1769 213-1769 639">
          <text:p/>
        </draw:connector>
        <draw:path draw:style-name="gr6" draw:text-style-name="P1" draw:id="id2" draw:layer="layout" svg:width="2.793cm" svg:height="2.793cm" svg:x="1.534cm" svg:y="0.528cm" svg:viewBox="0 0 2794 2794" svg:d="m2152 799 169-170-152-153-170 170c-130-104-290-174-468-197v-238h-216v232c-183 14-350 76-487 174l-168-168-153 153 162 161c-144 166-229 386-229 632 0 235 78 446 210 609l-167 167 153 153 168-169c142 110 318 179 514 193v229h216v-235c188-26 356-103 490-217l161 160 153-152-167-167c114-158 180-354 180-571 0-231-75-438-203-600zm-751-795c792 0 1397 605 1397 1397s-605 1397-1397 1397-1397-605-1397-1397 605-1397 1397-1397z">
          <draw:glue-point draw:id="4" svg:x="2.848cm" svg:y="-3.217cm"/>
          <draw:glue-point draw:id="5" svg:x="-2.791cm" svg:y="2.276cm"/>
          <draw:glue-point draw:id="6" svg:x="2.981cm" svg:y="-2.401cm"/>
          <draw:glue-point draw:id="7" svg:x="-2.519cm" svg:y="3.131cm"/>
          <text:p/>
        </draw:path>
        <draw:path draw:style-name="gr6" draw:text-style-name="P1" draw:layer="layout" svg:width="0.182cm" svg:height="0.172cm" svg:x="3.598cm" svg:y="1.085cm" svg:viewBox="0 0 183 173" svg:d="m91 0c52 0 92 37 92 86s-40 87-92 87-91-38-91-87 39-86 91-86z">
          <text:p/>
        </draw:path>
        <draw:path draw:style-name="gr7" draw:text-style-name="P1" draw:layer="layout" svg:width="0.08cm" svg:height="0.08cm" svg:x="3.65cm" svg:y="1.125cm" svg:viewBox="0 0 81 81" svg:d="m40 0c23 0 41 17 41 40s-18 41-41 41-40-18-40-41 17-40 40-40z">
          <text:p/>
        </draw:path>
        <draw:path draw:style-name="gr6" draw:text-style-name="P1" draw:layer="layout" svg:width="0.182cm" svg:height="0.172cm" svg:x="2.867cm" svg:y="0.771cm" svg:viewBox="0 0 183 173" svg:d="m91 0c52 0 92 37 92 86s-40 87-92 87-91-38-91-87 39-86 91-86z">
          <text:p/>
        </draw:path>
        <draw:path draw:style-name="gr7" draw:text-style-name="P1" draw:layer="layout" svg:width="0.08cm" svg:height="0.08cm" svg:x="2.919cm" svg:y="0.811cm" svg:viewBox="0 0 81 81" svg:d="m40 0c23 0 41 17 41 40s-18 41-41 41-40-18-40-41 17-40 40-40z">
          <text:p/>
        </draw:path>
        <draw:path draw:style-name="gr6" draw:text-style-name="P1" draw:layer="layout" svg:width="0.182cm" svg:height="0.172cm" svg:x="2.106cm" svg:y="1.052cm" svg:viewBox="0 0 183 173" svg:d="m91 0c52 0 92 37 92 86s-40 87-92 87-91-38-91-87 39-86 91-86z">
          <text:p/>
        </draw:path>
        <draw:path draw:style-name="gr7" draw:text-style-name="P1" draw:layer="layout" svg:width="0.08cm" svg:height="0.08cm" svg:x="2.158cm" svg:y="1.092cm" svg:viewBox="0 0 81 81" svg:d="m40 0c23 0 41 17 41 40s-18 41-41 41-40-18-40-41 17-40 40-40z">
          <text:p/>
        </draw:path>
        <draw:polygon draw:style-name="gr6" draw:text-style-name="P1" draw:layer="layout" svg:width="0cm" svg:height="0cm" svg:x="3.624cm" svg:y="2.581cm" svg:viewBox="0 0 0 0" draw:points="0,0">
          <text:p/>
        </draw:polygon>
        <draw:polygon draw:style-name="gr6" draw:text-style-name="P1" draw:layer="layout" svg:width="0cm" svg:height="0cm" svg:x="3.797cm" svg:y="2.745cm" svg:viewBox="0 0 0 0" draw:points="0,0">
          <text:p/>
        </draw:polygon>
        <draw:path draw:style-name="gr6" draw:text-style-name="P1" draw:layer="layout" svg:width="0.182cm" svg:height="0.172cm" svg:x="3.621cm" svg:y="2.571cm" svg:viewBox="0 0 183 173" svg:d="m91 0c52 0 92 37 92 86s-40 87-92 87-91-38-91-87 39-86 91-86z">
          <text:p/>
        </draw:path>
        <draw:polygon draw:style-name="gr6" draw:text-style-name="P1" draw:layer="layout" svg:width="0cm" svg:height="0cm" svg:x="3.621cm" svg:y="2.571cm" svg:viewBox="0 0 0 0" draw:points="0,0">
          <text:p/>
        </draw:polygon>
        <draw:polygon draw:style-name="gr6" draw:text-style-name="P1" draw:layer="layout" svg:width="0cm" svg:height="0cm" svg:x="3.805cm" svg:y="2.746cm" svg:viewBox="0 0 0 0" draw:points="0,0">
          <text:p/>
        </draw:polygon>
        <draw:polygon draw:style-name="gr6" draw:text-style-name="P1" draw:layer="layout" svg:width="0.111cm" svg:height="0.111cm" svg:x="3.653cm" svg:y="2.6cm" svg:viewBox="0 0 112 112" draw:points="0,0 112,112">
          <text:p/>
        </draw:polygon>
        <draw:polygon draw:style-name="gr6" draw:text-style-name="P1" draw:layer="layout" svg:width="0.111cm" svg:height="0.111cm" svg:x="3.656cm" svg:y="2.6cm" svg:viewBox="0 0 112 112" draw:points="0,112 112,0">
          <text:p/>
        </draw:polygon>
        <draw:polygon draw:style-name="gr6" draw:text-style-name="P1" draw:layer="layout" svg:width="0cm" svg:height="0cm" svg:x="2.874cm" svg:y="2.917cm" svg:viewBox="0 0 0 0" draw:points="0,0">
          <text:p/>
        </draw:polygon>
        <draw:polygon draw:style-name="gr6" draw:text-style-name="P1" draw:layer="layout" svg:width="0cm" svg:height="0cm" svg:x="3.047cm" svg:y="3.081cm" svg:viewBox="0 0 0 0" draw:points="0,0">
          <text:p/>
        </draw:polygon>
        <draw:path draw:style-name="gr6" draw:text-style-name="P1" draw:layer="layout" svg:width="0.182cm" svg:height="0.172cm" svg:x="2.871cm" svg:y="2.907cm" svg:viewBox="0 0 183 173" svg:d="m91 0c52 0 92 37 92 86s-40 87-92 87-91-38-91-87 39-86 91-86z">
          <text:p/>
        </draw:path>
        <draw:polygon draw:style-name="gr6" draw:text-style-name="P1" draw:layer="layout" svg:width="0cm" svg:height="0cm" svg:x="2.871cm" svg:y="2.907cm" svg:viewBox="0 0 0 0" draw:points="0,0">
          <text:p/>
        </draw:polygon>
        <draw:polygon draw:style-name="gr6" draw:text-style-name="P1" draw:layer="layout" svg:width="0cm" svg:height="0cm" svg:x="3.055cm" svg:y="3.082cm" svg:viewBox="0 0 0 0" draw:points="0,0">
          <text:p/>
        </draw:polygon>
        <draw:polygon draw:style-name="gr6" draw:text-style-name="P1" draw:layer="layout" svg:width="0.111cm" svg:height="0.111cm" svg:x="2.903cm" svg:y="2.936cm" svg:viewBox="0 0 112 112" draw:points="0,0 112,112">
          <text:p/>
        </draw:polygon>
        <draw:polygon draw:style-name="gr6" draw:text-style-name="P1" draw:layer="layout" svg:width="0.111cm" svg:height="0.111cm" svg:x="2.906cm" svg:y="2.936cm" svg:viewBox="0 0 112 112" draw:points="0,112 112,0">
          <text:p/>
        </draw:polygon>
        <draw:polygon draw:style-name="gr6" draw:text-style-name="P1" draw:layer="layout" svg:width="0cm" svg:height="0cm" svg:x="2.088cm" svg:y="2.615cm" svg:viewBox="0 0 0 0" draw:points="0,0">
          <text:p/>
        </draw:polygon>
        <draw:polygon draw:style-name="gr6" draw:text-style-name="P1" draw:layer="layout" svg:width="0cm" svg:height="0cm" svg:x="2.261cm" svg:y="2.779cm" svg:viewBox="0 0 0 0" draw:points="0,0">
          <text:p/>
        </draw:polygon>
        <draw:path draw:style-name="gr6" draw:text-style-name="P1" draw:layer="layout" svg:width="0.182cm" svg:height="0.172cm" svg:x="2.085cm" svg:y="2.605cm" svg:viewBox="0 0 183 173" svg:d="m91 0c52 0 92 37 92 86s-40 87-92 87-91-38-91-87 39-86 91-86z">
          <text:p/>
        </draw:path>
        <draw:polygon draw:style-name="gr6" draw:text-style-name="P1" draw:layer="layout" svg:width="0cm" svg:height="0cm" svg:x="2.085cm" svg:y="2.605cm" svg:viewBox="0 0 0 0" draw:points="0,0">
          <text:p/>
        </draw:polygon>
        <draw:polygon draw:style-name="gr6" draw:text-style-name="P1" draw:layer="layout" svg:width="0cm" svg:height="0cm" svg:x="2.269cm" svg:y="2.78cm" svg:viewBox="0 0 0 0" draw:points="0,0">
          <text:p/>
        </draw:polygon>
        <draw:polygon draw:style-name="gr6" draw:text-style-name="P1" draw:layer="layout" svg:width="0.111cm" svg:height="0.111cm" svg:x="2.117cm" svg:y="2.634cm" svg:viewBox="0 0 112 112" draw:points="0,0 112,112">
          <text:p/>
        </draw:polygon>
        <draw:polygon draw:style-name="gr6" draw:text-style-name="P1" draw:layer="layout" svg:width="0.111cm" svg:height="0.111cm" svg:x="2.12cm" svg:y="2.634cm" svg:viewBox="0 0 112 112" draw:points="0,112 112,0">
          <text:p/>
        </draw:polygon>
        <draw:line draw:style-name="gr3" draw:text-style-name="P1" draw:layer="layout" svg:x1="2.946cm" svg:y1="1.887cm" svg:x2="3.581cm" svg:y2="1.27cm">
          <text:p/>
        </draw:line>
        <draw:frame draw:style-name="gr1" draw:layer="layout" svg:width="0.578cm" svg:height="0.35cm" svg:x="3.081cm" svg:y="1.5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2" draw:id="id3" draw:layer="layout" svg:width="2.458cm" svg:height="1.353cm" svg:x="6.17cm" svg:y="2.126cm">
          <draw:text-box>
            <text:p><text:span text:style-name="T1">ایک لچھا ان دو</text:span><text:span text:style-name="T1"> </text:span></text:p>
            <text:p><text:span text:style-name="T1">شگافوں میں ہے</text:span></text:p>
          </draw:text-box>
          <draw:glue-point draw:id="4" svg:x="-4.135cm" svg:y="-2.711cm"/>
        </draw:frame>
        <draw:connector draw:style-name="gr2" draw:text-style-name="P1" draw:layer="layout" draw:type="curve" draw:line-skew="-0.927cm" svg:x1="6.17cm" svg:y1="2.802cm" svg:x2="3.763cm" svg:y2="1.255cm" draw:start-shape="id3" draw:start-glue-point="3" draw:end-shape="id2" draw:end-glue-point="6" svg:d="m6170 2802c-2772 0-1569-1547-2407-1547">
          <text:p/>
        </draw:connector>
        <draw:connector draw:style-name="gr2" draw:text-style-name="P1" draw:layer="layout" draw:type="curve" draw:line-skew="-1.064cm -0.661cm" svg:x1="6.17cm" svg:y1="2.802cm" svg:x2="2.228cm" svg:y2="2.799cm" draw:start-shape="id3" draw:start-glue-point="3" draw:end-shape="id2" draw:end-glue-point="7" svg:d="m6170 2802c-2977 0-2481 180-2722 316s-1220 225-1220-3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n>45</math:mn>
      <math:mn>0</math:mn>
    </math:msup>
    <math:annotation math:encoding="StarMath 5.0">45^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b>
      <math:mi>a</math:mi>
      <math:mn>135</math:mn>
    </math:msub>
    <math:annotation math:encoding="StarMath 5.0">a_135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135</math:mn>
      </math:msub>
    </math:mrow>
    <math:annotation math:encoding="StarMath 5.0">-a_135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90</math:mn>
      </math:msub>
    </math:mrow>
    <math:annotation math:encoding="StarMath 5.0">-a_90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sub>
        <math:mi>a</math:mi>
        <math:mn>45</math:mn>
      </math:msub>
    </math:mrow>
    <math:annotation math:encoding="StarMath 5.0">-a_45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o math:stretchy="false">θ</math:mo>
    <math:annotation math:encoding="StarMath 5.0">%theta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b>
      <math:mi>a</math:mi>
      <math:mn>45</math:mn>
    </math:msub>
    <math:annotation math:encoding="StarMath 5.0">a_45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ub>
      <math:mi>a</math:mi>
      <math:mn>90</math:mn>
    </math:msub>
    <math:annotation math:encoding="StarMath 5.0">a_90</math:annotation>
  </math:semantics>
</math:math>
</file>